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00a933" draw:textarea-horizontal-align="justify" draw:textarea-vertical-align="middle" draw:auto-grow-height="false" fo:min-height="0.333cm" fo:min-width="0.718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333cm" fo:min-width="4.528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00a933" draw:textarea-horizontal-align="justify" draw:textarea-vertical-align="middle" draw:auto-grow-height="false" fo:min-height="0.333cm" fo:min-width="0.718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333cm" fo:min-width="0.718cm" fo:padding-top="0.151cm" fo:padding-bottom="0.151cm" fo:padding-left="0.276cm" fo:padding-right="0.276cm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333cm" fo:min-width="2.623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051cm" svg:stroke-color="#000000" draw:marker-start-width="0.279cm" draw:marker-end-width="0.279cm" draw:fill-color="#00a933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051cm" svg:stroke-color="#000000" draw:marker-start-width="0.279cm" draw:marker-end-width="0.279cm" draw:fill-color="#00a933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51cm" svg:stroke-color="#000000" draw:marker-start-width="0.279cm" draw:marker-end-width="0.279cm" draw:fill-color="#00a933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51cm" svg:stroke-color="#000000" draw:marker-start-width="0.279cm" draw:marker-end-width="0.279cm" draw:fill-color="#00a933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333cm" fo:min-width="12.148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51cm" svg:stroke-color="#000000" draw:marker-start-width="0.279cm" draw:marker-end-width="0.279cm" draw:fill-color="#00a933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2.925cm" fo:min-width="19.185cm" draw:shadow-opacity="50%" loext:decorative="false"/>
    </style:style>
    <style:style style:name="gr16" style:family="graphic" style:parent-style-name="standard" style:list-style-name="L1">
      <style:graphic-properties svg:stroke-width="0.051cm" svg:stroke-color="#000000" draw:marker-start-width="0.279cm" draw:marker-end-width="0.279cm" draw:fill-color="#2a6099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51cm" svg:stroke-color="#000000" draw:marker-start-width="0.279cm" draw:marker-end-width="0.279cm" draw:fill-color="#2a6099" draw:textarea-horizontal-align="justify" draw:textarea-vertical-align="middle" draw:auto-grow-height="false" fo:min-height="0.333cm" fo:min-width="1.988cm" fo:padding-top="0.151cm" fo:padding-bottom="0.151cm" fo:padding-left="0.276cm" fo:padding-right="0.276cm" loext:decorative="false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8.357cm" fo:min-width="0cm" fo:padding-top="0.15cm" fo:padding-bottom="0.15cm" fo:padding-left="0.275cm" fo:padding-right="0.275cm" fo:wrap-option="wrap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P3" style:family="paragraph">
      <loext:graphic-properties draw:fill="solid" draw:fill-color="#00a933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00a933"/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00a933"/>
      <style:paragraph-properties fo:text-align="center"/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P9" style:family="paragraph">
      <loext:graphic-properties draw:fill="solid" draw:fill-color="#2a6099" draw:opacity="50%"/>
      <style:paragraph-properties fo:text-align="center"/>
    </style:style>
    <style:style style:name="P10" style:family="paragraph">
      <loext:graphic-properties draw:fill-color="#2a6099"/>
      <style:paragraph-properties fo:text-align="center"/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.27cm" svg:height="0.635cm" svg:x="2.54cm" svg:y="1.26cm">
          <text:p text:style-name="P2">Id/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0.635cm" svg:x="3.81cm" svg:y="1.26cm">
          <text:p text:style-name="P4"><text:span text:style-name="T1">Random_Server/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0.635cm" svg:x="8.89cm" svg:y="1.26cm">
          <text:p text:style-name="P2">Random_Client/4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47cm" svg:height="0.645cm" svg:x="0.593cm" svg:y="1.26cm">
          <draw:text-box>
            <text:p text:style-name="P6"><text:span text:style-name="T1">Header/9</text:span></text:p>
          </draw:text-box>
        </draw:frame>
        <draw:custom-shape draw:style-name="gr4" draw:text-style-name="P5" draw:layer="layout" svg:width="5.08cm" svg:height="0.635cm" svg:x="3.81cm" svg:y="1.26cm">
          <text:p text:style-name="P2">Random_Server/4</text:p>
          <draw:enhanced-geometry svg:viewBox="0 0 21600 21600" draw:type="rectangle" draw:enhanced-path="M 0 0 L 21600 0 21600 21600 0 21600 0 0 Z N"/>
        </draw:custom-shape>
        <draw:g draw:style-name="gr6">
          <draw:custom-shape draw:style-name="gr7" draw:text-style-name="P4" draw:layer="layout" svg:width="1.27cm" svg:height="0.635cm" svg:x="2.54cm" svg:y="2.54cm">
            <text:p text:style-name="P4"><text:span text:style-name="T1">Id/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5.08cm" svg:height="0.635cm" svg:x="3.81cm" svg:y="2.54cm">
            <text:p text:style-name="P4"><text:span text:style-name="T1">Random_Client/4</text:span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361cm" svg:height="0.645cm" svg:x="1.179cm" svg:y="2.54cm">
            <draw:text-box>
              <text:p text:style-name="P6"><text:span text:style-name="T1">Msg1</text:span></text:p>
            </draw:text-box>
          </draw:frame>
        </draw:g>
        <draw:g draw:style-name="gr6">
          <draw:custom-shape draw:style-name="gr8" draw:text-style-name="P4" draw:layer="layout" svg:width="3.175cm" svg:height="0.635cm" svg:x="5.08cm" svg:y="3.81cm">
            <text:p text:style-name="P4"><text:span text:style-name="T1">ServerCertLen/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75cm" svg:height="0.635cm" svg:x="8.255cm" svg:y="3.81cm">
            <text:p text:style-name="P4"><text:span text:style-name="T1">ServerCert/n</text:span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361cm" svg:height="0.645cm" svg:x="1.179cm" svg:y="3.8cm">
            <draw:text-box>
              <text:p text:style-name="P6"><text:span text:style-name="T1">Msg2</text:span></text:p>
            </draw:text-box>
          </draw:frame>
          <draw:custom-shape draw:style-name="gr9" draw:text-style-name="P8" draw:layer="layout" svg:width="2.54cm" svg:height="0.635cm" svg:x="2.54cm" svg:y="3.81cm">
            <text:p text:style-name="P2">Header/9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1.43cm" svg:y="3.81cm">
            <text:p text:style-name="P4"><text:span text:style-name="T1">Signature/n</text:span></text:p>
            <draw:enhanced-geometry svg:viewBox="0 0 21600 21600" draw:type="rectangle" draw:enhanced-path="M 0 0 L 21600 0 21600 21600 0 21600 0 0 Z N"/>
          </draw:custom-shape>
        </draw:g>
        <draw:g draw:style-name="gr6">
          <draw:custom-shape draw:style-name="gr8" draw:text-style-name="P4" draw:layer="layout" svg:width="3.175cm" svg:height="0.635cm" svg:x="5.08cm" svg:y="5.08cm">
            <text:p text:style-name="P4"><text:span text:style-name="T1">ClientCertLen/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75cm" svg:height="0.635cm" svg:x="8.255cm" svg:y="5.08cm">
            <text:p text:style-name="P4"><text:span text:style-name="T1">ClientCert/n</text:span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361cm" svg:height="0.645cm" svg:x="1.179cm" svg:y="5.07cm">
            <draw:text-box>
              <text:p text:style-name="P6"><text:span text:style-name="T1">Msg3</text:span></text:p>
            </draw:text-box>
          </draw:frame>
          <draw:custom-shape draw:style-name="gr10" draw:text-style-name="P8" draw:layer="layout" svg:width="2.54cm" svg:height="0.635cm" svg:x="2.54cm" svg:y="5.08cm">
            <text:p text:style-name="P2">Header/9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1.43cm" svg:y="5.08cm">
            <text:p text:style-name="P4"><text:span text:style-name="T1">Signature/n</text:span></text:p>
            <draw:enhanced-geometry svg:viewBox="0 0 21600 21600" draw:type="rectangle" draw:enhanced-path="M 0 0 L 21600 0 21600 21600 0 21600 0 0 Z N"/>
          </draw:custom-shape>
        </draw:g>
        <draw:g draw:style-name="gr6">
          <draw:custom-shape draw:style-name="gr8" draw:text-style-name="P4" draw:layer="layout" svg:width="3.175cm" svg:height="0.635cm" svg:x="5.08cm" svg:y="6.35cm">
            <text:p text:style-name="P4"><text:span text:style-name="T1">PubKeyELen/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75cm" svg:height="0.635cm" svg:x="8.255cm" svg:y="6.35cm">
            <text:p text:style-name="P4"><text:span text:style-name="T1">PubKeyMLen/4</text:span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361cm" svg:height="0.645cm" svg:x="1.179cm" svg:y="6.34cm">
            <draw:text-box>
              <text:p text:style-name="P6"><text:span text:style-name="T1">Msg4</text:span></text:p>
            </draw:text-box>
          </draw:frame>
          <draw:custom-shape draw:style-name="gr11" draw:text-style-name="P8" draw:layer="layout" svg:width="2.54cm" svg:height="0.635cm" svg:x="2.54cm" svg:y="6.35cm">
            <text:p text:style-name="P2">Header/9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1.43cm" svg:y="6.35cm">
            <text:p text:style-name="P4"><text:span text:style-name="T1">PubKeyE/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4.605cm" svg:y="6.35cm">
            <text:p text:style-name="P4"><text:span text:style-name="T1">PubKeyM/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7.78cm" svg:y="6.35cm">
            <text:p text:style-name="P4"><text:span text:style-name="T1">Signature/n</text:span></text:p>
            <draw:enhanced-geometry svg:viewBox="0 0 21600 21600" draw:type="rectangle" draw:enhanced-path="M 0 0 L 21600 0 21600 21600 0 21600 0 0 Z N"/>
          </draw:custom-shape>
        </draw:g>
        <draw:g draw:style-name="gr6">
          <draw:custom-shape draw:style-name="gr8" draw:text-style-name="P4" draw:layer="layout" svg:width="3.175cm" svg:height="0.635cm" svg:x="5.08cm" svg:y="7.62cm">
            <text:p text:style-name="P4"><text:span text:style-name="T1">CipherTxtLen/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75cm" svg:height="0.635cm" svg:x="8.255cm" svg:y="7.62cm">
            <text:p text:style-name="P4"><text:span text:style-name="T1">Ciphertext/n</text:span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361cm" svg:height="0.645cm" svg:x="1.179cm" svg:y="7.61cm">
            <draw:text-box>
              <text:p text:style-name="P6"><text:span text:style-name="T1">Msg5</text:span></text:p>
            </draw:text-box>
          </draw:frame>
          <draw:custom-shape draw:style-name="gr12" draw:text-style-name="P8" draw:layer="layout" svg:width="2.54cm" svg:height="0.635cm" svg:x="2.54cm" svg:y="7.62cm">
            <text:p text:style-name="P2">Header/9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1.43cm" svg:y="7.62cm">
            <text:p text:style-name="P4"><text:span text:style-name="T1">Signature</text:span></text:p>
            <draw:enhanced-geometry svg:viewBox="0 0 21600 21600" draw:type="rectangle" draw:enhanced-path="M 0 0 L 21600 0 21600 21600 0 21600 0 0 Z N"/>
          </draw:custom-shape>
        </draw:g>
        <draw:g draw:style-name="gr6">
          <draw:custom-shape draw:style-name="gr13" draw:text-style-name="P4" draw:layer="layout" svg:width="12.7cm" svg:height="0.635cm" svg:x="5.08cm" svg:y="8.89cm">
            <text:p text:style-name="P4"><text:span text:style-name="T1">DSASignatureAndPub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61cm" svg:height="0.645cm" svg:x="1.179cm" svg:y="8.88cm">
            <draw:text-box>
              <text:p text:style-name="P6"><text:span text:style-name="T1">Msg6</text:span></text:p>
            </draw:text-box>
          </draw:frame>
          <draw:custom-shape draw:style-name="gr14" draw:text-style-name="P8" draw:layer="layout" svg:width="2.54cm" svg:height="0.635cm" svg:x="2.54cm" svg:y="8.89cm">
            <text:p text:style-name="P2">Header/9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7.78cm" svg:y="8.89cm">
            <text:p text:style-name="P4"><text:span text:style-name="T1">Signature/n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9" draw:layer="layout" svg:width="19.685cm" svg:height="3.175cm" svg:x="1.905cm" svg:y="10.16cm">
          <text:p/>
          <draw:enhanced-geometry svg:viewBox="0 0 21600 21600" draw:type="rectangle" draw:enhanced-path="M 0 0 L 21600 0 21600 21600 0 21600 0 0 Z N"/>
        </draw:custom-shape>
        <draw:g draw:style-name="gr6">
          <draw:custom-shape draw:style-name="gr8" draw:text-style-name="P4" draw:layer="layout" svg:width="3.175cm" svg:height="0.635cm" svg:x="5.171cm" svg:y="10.795cm">
            <text:p text:style-name="P4"><text:span text:style-name="T1">DSA2Len/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75cm" svg:height="0.635cm" svg:x="8.346cm" svg:y="10.795cm">
            <text:p text:style-name="P4"><text:span text:style-name="T1">DSAPLen/4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2.54cm" svg:height="0.635cm" svg:x="2.631cm" svg:y="10.795cm">
            <text:p text:style-name="P2">DSA1Len/4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1.521cm" svg:y="10.795cm">
            <text:p text:style-name="P4"><text:span text:style-name="T1">DSAQLen/4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4.605cm" svg:y="10.795cm">
            <text:p text:style-name="P4"><text:span text:style-name="T1">DSAAlphaLen/4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7.78cm" svg:y="10.795cm">
            <text:p text:style-name="P4"><text:span text:style-name="T1">DSAYLen/4</text:span></text:p>
            <draw:enhanced-geometry svg:viewBox="0 0 21600 21600" draw:type="rectangle" draw:enhanced-path="M 0 0 L 21600 0 21600 21600 0 21600 0 0 Z N"/>
          </draw:custom-shape>
        </draw:g>
        <draw:g draw:style-name="gr6">
          <draw:custom-shape draw:style-name="gr8" draw:text-style-name="P4" draw:layer="layout" svg:width="3.175cm" svg:height="0.635cm" svg:x="5.171cm" svg:y="12.065cm">
            <text:p text:style-name="P4"><text:span text:style-name="T1">DSA2/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75cm" svg:height="0.635cm" svg:x="8.346cm" svg:y="12.065cm">
            <text:p text:style-name="P4"><text:span text:style-name="T1">DSAP/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2.54cm" svg:height="0.635cm" svg:x="2.631cm" svg:y="12.065cm">
            <text:p text:style-name="P2">DSA1/n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1.521cm" svg:y="12.065cm">
            <text:p text:style-name="P4"><text:span text:style-name="T1">DSAQ/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4.605cm" svg:y="12.065cm">
            <text:p text:style-name="P4"><text:span text:style-name="T1">DSAAlpha/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175cm" svg:height="0.635cm" svg:x="17.78cm" svg:y="12.065cm">
            <text:p text:style-name="P4"><text:span text:style-name="T1">DSAY/n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1" draw:layer="layout" svg:width="0.419cm" svg:height="19.683cm" draw:transform="rotate (1.56765473414131) translate (1.902cm 10.027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8T07:21:00.499000000</meta:creation-date>
    <dc:date>2025-03-28T09:19:14.641000000</dc:date>
    <meta:editing-duration>PT1H3M4S</meta:editing-duration>
    <meta:editing-cycles>2</meta:editing-cycles>
    <meta:generator>LibreOffice/24.8.4.2$Windows_X86_64 LibreOffice_project/bb3cfa12c7b1bf994ecc5649a80400d06cd71002</meta:generator>
    <meta:document-statistic meta:object-count="83"/>
  </office:meta>
</office:document-meta>
</file>